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Heading_20_1">
      <style:text-properties officeooo:paragraph-rsid="000177ca"/>
    </style:style>
    <style:style style:name="P2" style:family="paragraph" style:parent-style-name="Heading_20_1">
      <style:paragraph-properties fo:text-align="center" style:justify-single-word="false" fo:break-before="page"/>
      <style:text-properties officeooo:rsid="00035040" officeooo:paragraph-rsid="00035040"/>
    </style:style>
    <style:style style:name="P3" style:family="paragraph" style:parent-style-name="Standard">
      <style:text-properties officeooo:paragraph-rsid="000177ca"/>
    </style:style>
    <style:style style:name="P4" style:family="paragraph" style:parent-style-name="Standard">
      <style:text-properties officeooo:rsid="000177ca" officeooo:paragraph-rsid="000177ca"/>
    </style:style>
    <style:style style:name="P5" style:family="paragraph" style:parent-style-name="Standard">
      <style:text-properties officeooo:rsid="00035040" officeooo:paragraph-rsid="00035040"/>
    </style:style>
    <style:style style:name="P6" style:family="paragraph" style:parent-style-name="Standard">
      <style:paragraph-properties fo:text-align="start" style:justify-single-word="false"/>
      <style:text-properties officeooo:rsid="00035040" officeooo:paragraph-rsid="00035040"/>
    </style:style>
    <style:style style:name="P7" style:family="paragraph" style:parent-style-name="Standard">
      <style:paragraph-properties fo:text-align="start" style:justify-single-word="false" fo:break-before="page"/>
      <style:text-properties officeooo:rsid="00035040" officeooo:paragraph-rsid="00035040"/>
    </style:style>
    <style:style style:name="T1" style:family="text">
      <style:text-properties fo:language="uk" fo:country="UA"/>
    </style:style>
    <style:style style:name="T2" style:family="text">
      <style:text-properties fo:language="uk" fo:country="UA" officeooo:rsid="000177ca"/>
    </style:style>
    <style:style style:name="T3" style:family="text">
      <style:text-properties fo:language="uk" fo:country="UA" officeooo:rsid="000350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451632577"/><text:bookmark text:name="_GoBack"/><text:span text:style-name="T1">Постановка задачі</text:span><text:bookmark-end text:name="_Toc451632577"/></text:h>
      <text:p text:style-name="P3"><text:span text:style-name="T1">Розробити програмне забезпечення, що буде </text:span><text:span text:style-name="T2">реалізовувати гру "гра у 15" та режим автоматичної гри для неї.</text:span></text:p>
      <text:p text:style-name="P3"><text:span text:style-name="T2"/></text:p>
      <text:p text:style-name="P3"><text:span text:style-name="T1">Вхідними даними для даної роботи є </text:span><text:span text:style-name="T2">згенероване випадковим чином або задане користувачем поле для гри, що може бути розвʼязаним. </text:span></text:p>
      <text:p text:style-name="P5"><text:span text:style-name="T2">Програма має перевіряти дані </text:span><text:span text:style-name="T1">на можливість розвʼязку</text:span><text:span text:style-name="T2"> та за потреби корегувати їх</text:span><text:span text:style-name="T1">, якщо матриця була згенерована, або запитувати нові дані, якщо вони були введені користувачем.</text:span></text:p>
      <text:p text:style-name="P4"><text:span text:style-name="T2"/></text:p>
      <text:p text:style-name="P4"><text:span text:style-name="T1">Програма повинна реалізовувати алгоритм розвʼязання поля для заданих вхідних даних.</text:span></text:p>
      <text:p text:style-name="P4"><text:span text:style-name="T1"/></text:p>
      <text:p text:style-name="P4"><text:span text:style-name="T1">Вихідними даними є </text:span><text:span text:style-name="T3">інформація про витрачений на гру час, кількість зроблених переміщень та початкове розташування поля.</text:span></text:p>
      <text:p text:style-name="P3"><text:span text:style-name="T2"/></text:p>
      <text:p text:style-name="P3"><text:span text:style-name="T2"/></text:p>
      <text:p text:style-name="P3"><text:span text:style-name="T2">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не перевищує двох невідомих,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span></text:p>
      <text:h text:style-name="P2" text:outline-level="1"><text:bookmark-start text:name="_Toc4516325772"/><text:span text:style-name="T1">Т</text:span><text:bookmark-end text:name="_Toc4516325772"/><text:span text:style-name="T1">еоретичні відомості</text:span></text:h>
      <text:p text:style-name="P6"><text:span text:style-name="T1">Поле для гри має розвʼязок, якщо парність кількості інверсій та рядка, у якому розташована порожня клітинка, збігається...</text:span></text:p>
      <text:p text:style-name="P7"><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4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Times New Roman" fo:font-size="14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next-style-name="Standard" style:default-outline-level="1" style:class="text">
      <style:paragraph-properties fo:margin-top="0.1665in" fo:margin-bottom="0.0835in" style:contextual-spacing="false" fo:line-height="115%" fo:text-align="center" style:justify-single-word="false" fo:keep-together="always" fo:orphans="2" fo:widows="2" fo:break-before="page" fo:keep-with-next="always" style:writing-mode="lr-tb"/>
      <style:text-properties fo:text-transform="uppercase" style:font-name="Times New Roman" fo:font-family="'Times New Roman'" style:font-family-generic="roman" fo:font-size="14pt" fo:language="ru" fo:country="RU"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2:32:47.285412055</meta:creation-date>
    <dc:date>2022-06-09T23:12:21.910980631</dc:date>
    <meta:editing-duration>PT17M26S</meta:editing-duration>
    <meta:editing-cycles>1</meta:editing-cycles>
    <meta:document-statistic meta:table-count="0" meta:image-count="0" meta:object-count="0" meta:page-count="3" meta:paragraph-count="9" meta:word-count="178" meta:character-count="1296" meta:non-whitespace-character-count="1126"/>
    <meta:generator>LibreOffice/7.2.5.2$Linux_X86_64 LibreOffice_project/20$Build-2</meta:generator>
  </office:meta>
</office:document-meta>
</file>